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5.397cm" fo:margin-left="0cm" fo:margin-right="1.603cm" table:align="margins"/>
    </style:style>
    <style:style style:name="Tabell1.A" style:family="table-column">
      <style:table-column-properties style:column-width="3.891cm" style:rel-column-width="2206*"/>
    </style:style>
    <style:style style:name="Tabell1.B" style:family="table-column">
      <style:table-column-properties style:column-width="8.622cm" style:rel-column-width="4888*"/>
    </style:style>
    <style:style style:name="Tabell1.C" style:family="table-column">
      <style:table-column-properties style:column-width="2.884cm" style:rel-column-width="163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5.397cm" table:align="left"/>
    </style:style>
    <style:style style:name="Tabell2.A" style:family="table-column">
      <style:table-column-properties style:column-width="3.889cm"/>
    </style:style>
    <style:style style:name="Tabell2.B" style:family="table-column">
      <style:table-column-properties style:column-width="8.604cm"/>
    </style:style>
    <style:style style:name="Tabell2.C" style:family="table-column">
      <style:table-column-properties style:column-width="2.903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Ekonomi</text:span> </text:p>
      <text:p text:style-name="Standard">Vår ekonomiska kalkyl utgår från estimeringar från det utvecklingsteam som är planerat att stå för utvecklingen. Merparten i den ekonomiska analysen är personalkostnad vilket kan vara det som stjälper detta projekt. </text:p>
      <text:p text:style-name="Standard"/>
      <text:p text:style-name="Standard">Utgifter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>Typ</text:p>
          </table:table-cell>
          <table:table-cell table:style-name="Tabell1.A1" office:value-type="string">
            <text:p text:style-name="P3">Beskr</text:p>
          </table:table-cell>
          <table:table-cell table:style-name="Tabell1.C1" office:value-type="string">
            <text:p text:style-name="P3">Pris</text:p>
          </table:table-cell>
        </table:table-row>
        <table:table-row>
          <table:table-cell table:style-name="Tabell1.A2" office:value-type="string">
            <text:p text:style-name="Table_20_Contents">Personalkostnad</text:p>
          </table:table-cell>
          <table:table-cell table:style-name="Tabell1.A2" office:value-type="string">
            <text:p text:style-name="Table_20_Contents">1400 Arbetstimmar á 144 kr + soc</text:p>
          </table:table-cell>
          <table:table-cell table:style-name="Tabell1.C2" office:value-type="currency" office:currency="SEK" office:value="267000">
            <text:p text:style-name="P1">267 000,00 kr</text:p>
          </table:table-cell>
        </table:table-row>
        <table:table-row>
          <table:table-cell table:style-name="Tabell1.A2" office:value-type="string">
            <text:p text:style-name="Table_20_Contents">Utrustning </text:p>
          </table:table-cell>
          <table:table-cell table:style-name="Tabell1.A2" office:value-type="string">
            <text:p text:style-name="Table_20_Contents">Testmiljö, förbrukningsmaterial</text:p>
          </table:table-cell>
          <table:table-cell table:style-name="Tabell1.C2" office:value-type="currency" office:currency="SEK" office:value="5000">
            <text:p text:style-name="P1">5 000,00 kr</text:p>
          </table:table-cell>
        </table:table-row>
        <table:table-row>
          <table:table-cell table:style-name="Tabell1.A2" office:value-type="string">
            <text:p text:style-name="Table_20_Contents">Representation</text:p>
          </table:table-cell>
          <table:table-cell table:style-name="Tabell1.A2" office:value-type="string">
            <text:p text:style-name="Table_20_Contents">Kundmöten och intressentmöten</text:p>
          </table:table-cell>
          <table:table-cell table:style-name="Tabell1.C2" office:value-type="currency" office:currency="SEK" office:value="2000">
            <text:p text:style-name="P1">2 000,00 kr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SUMMA</text:p>
          </table:table-cell>
          <table:table-cell table:style-name="Tabell1.C2" office:value-type="currency" office:currency="SEK" office:value="274000">
            <text:p text:style-name="P2">274 000,00 kr</text:p>
          </table:table-cell>
        </table:table-row>
      </table:table>
      <text:p text:style-name="Standard"/>
      <text:p text:style-name="Standard">Inkomster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3">Typ</text:p>
          </table:table-cell>
          <table:table-cell table:style-name="Tabell2.A1" office:value-type="string">
            <text:p text:style-name="P3">Beskr</text:p>
          </table:table-cell>
          <table:table-cell table:style-name="Tabell2.C1" office:value-type="string">
            <text:p text:style-name="P3">Besparing</text:p>
          </table:table-cell>
        </table:table-row>
        <table:table-row>
          <table:table-cell table:style-name="Tabell2.A2" office:value-type="string">
            <text:p text:style-name="Table_20_Contents">Personalbesparing</text:p>
          </table:table-cell>
          <table:table-cell table:style-name="Tabell2.A2" office:value-type="string">
            <text:p text:style-name="Table_20_Contents">32 tim á 140kr <text:s/>+ soc i 3år och 10 månader </text:p>
          </table:table-cell>
          <table:table-cell table:style-name="Tabell2.C2" office:value-type="currency" office:currency="SEK" office:value="274000">
            <text:p text:style-name="Table_20_Contents">274 000,00 kr</text:p>
          </table:table-cell>
        </table:table-row>
        <table:table-row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P2">SUMMA</text:p>
          </table:table-cell>
          <table:table-cell table:style-name="Tabell2.C2" office:value-type="currency" office:currency="SEK" office:value="274000">
            <text:p text:style-name="P2">274 000,00 kr</text:p>
          </table:table-cell>
        </table:table-row>
      </table:table>
      <text:p text:style-name="Standard"/>
      <text:p text:style-name="P4">Övriga positiva effekter</text:p>
      <text:p text:style-name="Standard">Ökad svarsfrekvens och snabbare feedback från utvärderingarna vilket bidrar till att öka kvaliten på KYH:s utbildning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le Svensson</meta:initial-creator>
    <meta:creation-date>2010-11-29T13:24:45</meta:creation-date>
    <dc:date>2010-11-29T15:15:45</dc:date>
    <dc:creator>Olle Svensson</dc:creator>
    <meta:editing-duration>PT01H51M01S</meta:editing-duration>
    <meta:editing-cycles>7</meta:editing-cycles>
    <meta:generator>OpenOffice.org/3.2$Unix OpenOffice.org_project/320m12$Build-9483</meta:generator>
    <meta:document-statistic meta:table-count="2" meta:image-count="0" meta:object-count="0" meta:page-count="1" meta:paragraph-count="28" meta:word-count="106" meta:character-count="689"/>
  </office:meta>
</office:document-meta>
</file>